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text-properties fo:font-size="16pt" officeooo:paragraph-rsid="001d8ad3" style:font-size-asian="16pt" style:font-size-complex="16pt"/>
    </style:style>
    <style:style style:name="P3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Consolas" fo:font-size="12pt" officeooo:rsid="0022770a" officeooo:paragraph-rsid="0022770a" style:font-size-asian="12pt" style:font-size-complex="12pt"/>
    </style:style>
    <style:style style:name="P4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Consolas" fo:font-size="12pt" fo:font-weight="normal" officeooo:rsid="00263b93" officeooo:paragraph-rsid="00263b9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Consolas" fo:font-size="12pt" style:text-underline-style="solid" style:text-underline-width="auto" style:text-underline-color="font-color" fo:font-weight="bold" officeooo:rsid="00263b93" officeooo:paragraph-rsid="00263b93" style:font-size-asian="10.5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Consolas" fo:font-size="12pt" style:text-underline-style="none" fo:font-weight="normal" officeooo:rsid="00263b93" officeooo:paragraph-rsid="00263b9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Consolas" fo:font-size="16pt" style:text-underline-style="solid" style:text-underline-width="auto" style:text-underline-color="font-color" officeooo:rsid="0021c583" officeooo:paragraph-rsid="0022770a" style:font-size-asian="16pt" style:font-size-complex="16pt"/>
    </style:style>
    <style:style style:name="P8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Consolas" fo:font-size="11pt" fo:font-weight="normal" officeooo:rsid="0022770a" officeooo:paragraph-rsid="0022770a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Consolas" fo:font-size="11pt" fo:font-weight="normal" officeooo:rsid="0022770a" officeooo:paragraph-rsid="00263b93" style:font-size-asian="11pt" style:font-weight-asian="normal" style:font-size-complex="11pt" style:font-weight-complex="normal"/>
    </style:style>
    <style:style style:name="P10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Consolas" fo:font-size="11pt" style:text-underline-style="solid" style:text-underline-width="auto" style:text-underline-color="font-color" fo:font-weight="normal" officeooo:rsid="00263b93" officeooo:paragraph-rsid="00263b93" style:font-size-asian="11pt" style:font-weight-asian="normal" style:font-size-complex="11pt" style:font-weight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Adobe Garamond Pro" fo:font-size="12pt" fo:font-weight="bold" officeooo:rsid="0022770a" officeooo:paragraph-rsid="0022770a" style:font-size-asian="12pt" style:font-weight-asian="bold" style:font-size-complex="12pt" style:font-weight-complex="bold"/>
    </style:style>
    <style:style style:name="P12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Adobe Garamond Pro" fo:font-size="12pt" style:text-underline-style="solid" style:text-underline-width="auto" style:text-underline-color="font-color" fo:font-weight="bold" officeooo:rsid="0022770a" officeooo:paragraph-rsid="0022770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24pt" officeooo:paragraph-rsid="001d8ad3" style:letter-kerning="true" style:font-size-asian="24pt" style:font-size-complex="24pt"/>
    </style:style>
    <style:style style:name="P14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16pt" officeooo:paragraph-rsid="001d8ad3" style:letter-kerning="true" style:font-size-asian="16pt" style:font-size-complex="16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Garamond" fo:font-size="16pt" officeooo:paragraph-rsid="001d8ad3" style:letter-kerning="true" style:font-size-asian="16pt" style:font-size-complex="16pt"/>
    </style:style>
    <style:style style:name="P16" style:family="paragraph" style:parent-style-name="Standard">
      <style:paragraph-properties fo:break-before="page"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Adobe Garamond Pro" fo:font-size="11pt" fo:font-weight="normal" officeooo:rsid="0022770a" officeooo:paragraph-rsid="00263b93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text-align="center" style:justify-single-word="false"/>
      <style:text-properties style:font-name="Garamond" fo:font-size="24pt" fo:font-weight="bold" officeooo:paragraph-rsid="001d8ad3" style:font-size-asian="24pt" style:font-weight-asian="bold" style:font-size-complex="24pt" style:font-weight-complex="bold"/>
    </style:style>
    <style:style style:name="P18" style:family="paragraph" style:parent-style-name="Standard">
      <style:paragraph-properties fo:line-height="100%" fo:text-align="center" style:justify-single-word="false"/>
      <style:text-properties style:font-name="Garamond" fo:font-size="16pt" officeooo:paragraph-rsid="001d8ad3" style:font-size-asian="16pt" style:font-size-complex="14pt"/>
    </style:style>
    <style:style style:name="P19" style:family="paragraph" style:parent-style-name="Standard">
      <style:text-properties style:font-name="Garamond" fo:font-size="16pt" officeooo:paragraph-rsid="001d8ad3" style:letter-kerning="true" style:font-size-asian="16pt" style:font-size-complex="16pt"/>
    </style:style>
    <style:style style:name="P20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Garamond" fo:font-size="15pt" fo:font-weight="bold" officeooo:paragraph-rsid="0021c583" style:letter-kerning="true" style:font-size-asian="15pt" style:font-weight-asian="bold" style:font-size-complex="15pt"/>
    </style:style>
    <style:style style:name="P21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Garamond" fo:font-size="14pt" style:text-underline-style="solid" style:text-underline-width="auto" style:text-underline-color="font-color" fo:font-weight="bold" officeooo:rsid="0021c583" officeooo:paragraph-rsid="0021c583" style:letter-kerning="true" style:font-size-asian="14pt" style:font-weight-asian="bold" style:font-size-complex="16pt"/>
    </style:style>
    <style:style style:name="P22" style:family="paragraph" style:parent-style-name="Standard">
      <style:paragraph-properties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Adobe Garamond Pro" fo:font-size="16pt" style:text-underline-style="solid" style:text-underline-width="auto" style:text-underline-color="font-color" fo:font-weight="bold" officeooo:rsid="00263b93" officeooo:paragraph-rsid="00263b9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20pt" officeooo:paragraph-rsid="001d8ad3" style:letter-kerning="true" style:font-size-asian="20pt" style:font-size-complex="20pt"/>
    </style:style>
    <style:style style:name="P24" style:family="paragraph" style:parent-style-name="Standard">
      <style:paragraph-properties fo:margin-top="0in" fo:margin-bottom="0.111in" style:contextual-spacing="false" fo:line-height="106%" fo:text-align="center" style:justify-single-word="false"/>
      <style:text-properties style:font-name="Garamond" fo:font-size="16pt" officeooo:paragraph-rsid="001d8ad3" style:letter-kerning="true" style:font-size-asian="16pt" style:font-size-complex="16pt"/>
    </style:style>
    <style:style style:name="P25" style:family="paragraph" style:parent-style-name="Standard" style:master-page-name="Converted1">
      <style:paragraph-properties style:page-number="1">
        <style:tab-stops>
          <style:tab-stop style:position="0.5in"/>
          <style:tab-stop style:position="1in"/>
          <style:tab-stop style:position="1.3811in"/>
        </style:tab-stops>
      </style:paragraph-properties>
      <style:text-properties style:font-name="Garamond" fo:font-size="15pt" fo:font-weight="bold" officeooo:paragraph-rsid="0021c583" style:letter-kerning="true" style:font-size-asian="15pt" style:font-weight-asian="bold" style:font-size-complex="15pt"/>
    </style:style>
    <style:style style:name="P26" style:family="paragraph">
      <style:paragraph-properties fo:text-align="center"/>
    </style:style>
    <style:style style:name="T1" style:family="text">
      <style:text-properties style:font-name="Garamond" style:letter-kerning="true"/>
    </style:style>
    <style:style style:name="T2" style:family="text">
      <style:text-properties style:font-name="Garamond" officeooo:rsid="001d8ad3" style:letter-kerning="true"/>
    </style:style>
    <style:style style:name="T3" style:family="text">
      <style:text-properties style:font-name="Garamond" fo:font-size="14pt" fo:font-weight="bold" style:letter-kerning="true" style:font-size-asian="14pt" style:font-weight-asian="bold"/>
    </style:style>
    <style:style style:name="T4" style:family="text">
      <style:text-properties style:font-name="Garamond" fo:font-size="14pt" fo:font-weight="bold" officeooo:rsid="0022770a" style:letter-kerning="true" style:font-size-asian="14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263b93" style:font-size-asian="14pt" style:font-weight-asian="bold"/>
    </style:style>
    <style:style style:name="T7" style:family="text"/>
    <style:style style:name="gr1" style:family="graphic">
      <style:graphic-properties svg:stroke-width="0.0402in" svg:stroke-color="#000000" draw:marker-start-width="0.1984in" draw:marker-end-width="0.1984in" draw:fill="solid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eerwalk Institute of Technology</text:p>
      <text:p text:style-name="P18"><text:s text:c="5"/></text:p>
      <text:p text:style-name="P13"/>
      <text:p text:style-name="P13"><draw:line text:anchor-type="paragraph" draw:z-index="0" draw:style-name="gr1" draw:text-style-name="P26" svg:x1="3.3646in" svg:y1="0.0346in" svg:x2="3.3646in" svg:y2="3.913in"><text:p/></draw:line></text:p>
      <text:p text:style-name="P13"><draw:line text:anchor-type="paragraph" draw:z-index="1" draw:style-name="gr1" draw:text-style-name="P26" svg:x1="4.0472in" svg:y1="0.211in" svg:x2="4.0472in" svg:y2="2.6744in"><text:p/></draw:line><draw:line text:anchor-type="paragraph" draw:z-index="2" draw:style-name="gr1" draw:text-style-name="P26" svg:x1="2.7425in" svg:y1="0.2035in" svg:x2="2.7425in" svg:y2="2.6669in"><text:p/></draw:lin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Neural Network</text:p>
      <text:p text:style-name="P14"/>
      <text:p text:style-name="P14">LAB SHEET - 3</text:p>
      <text:p text:style-name="P14"/>
      <text:p text:style-name="P15"/>
      <text:p text:style-name="P15"/>
      <text:p text:style-name="P14"/>
      <text:p text:style-name="P19">Submitted By:<text:tab/><text:tab/><text:tab/><text:tab/><text:tab/><text:tab/>Submitted To:</text:p>
      <text:p text:style-name="P2"><text:span text:style-name="T1">S</text:span><text:span text:style-name="T2">agar Giri<text:tab/><text:tab/></text:span><text:span text:style-name="T1"><text:tab/><text:tab/><text:tab/><text:tab/> <text:s text:c="4"/><text:tab/>Sarbin Sayami</text:span></text:p>
      <text:p text:style-name="P2"><text:span text:style-name="T1">Roll No: 020</text:span><text:span text:style-name="T2">5</text:span></text:p>
      <text:p text:style-name="P19">Section: A</text:p>
      <text:p text:style-name="P25">1) Hopfield Implementation</text:p>
      <text:p text:style-name="P20"/>
      <text:p text:style-name="P21">Neuron.java</text:p>
      <text:p text:style-name="P3">package com.hoppfield; </text:p>
      <text:p text:style-name="P3"/>
      <text:p text:style-name="P3">public class Neuron { </text:p>
      <text:p text:style-name="P3"><text:s text:c="4"/>protected int neti; </text:p>
      <text:p text:style-name="P3"><text:s text:c="4"/>public int[] weightv = new int[4]; </text:p>
      <text:p text:style-name="P3"/>
      <text:p text:style-name="P3"><text:s text:c="4"/>Neuron(){} </text:p>
      <text:p text:style-name="P3"><text:s text:c="4"/>Neuron(int wt[]){ </text:p>
      <text:p text:style-name="P3"><text:s text:c="8"/>for (int i = 0; i &lt; wt.length; i++) { </text:p>
      <text:p text:style-name="P3"><text:s text:c="12"/>weightv[i] = wt[i]; </text:p>
      <text:p text:style-name="P3"><text:s text:c="8"/>} </text:p>
      <text:p text:style-name="P3"><text:s text:c="4"/>} </text:p>
      <text:p text:style-name="P3"/>
      <text:p text:style-name="P3"/>
      <text:p text:style-name="P3"><text:s text:c="4"/>protected int act(int m,int pattern1[]){ </text:p>
      <text:p text:style-name="P3"><text:s text:c="8"/>int i; </text:p>
      <text:p text:style-name="P3"><text:s text:c="8"/>int a=0; </text:p>
      <text:p text:style-name="P3"><text:s text:c="8"/>for(i=0;i&lt;m;i++){ </text:p>
      <text:p text:style-name="P3"><text:s text:c="12"/>a+=pattern1[i]*weightv[i]; </text:p>
      <text:p text:style-name="P3"><text:s text:c="8"/>} </text:p>
      <text:p text:style-name="P3"><text:s text:c="8"/>return a; </text:p>
      <text:p text:style-name="P3"><text:s text:c="4"/>} </text:p>
      <text:p text:style-name="P3">} </text:p>
      <text:p text:style-name="P3"/>
      <text:p text:style-name="P7"><text:span text:style-name="T4">Network</text:span><text:span text:style-name="T3">.java</text:span></text:p>
      <text:p text:style-name="P3">package com.hoppfield; </text:p>
      <text:p text:style-name="P3"/>
      <text:p text:style-name="P3">public class Network { </text:p>
      <text:p text:style-name="P3"><text:s text:c="4"/>Neuron[] nrn = new Neuron[4]; </text:p>
      <text:p text:style-name="P3"><text:s text:c="4"/>int[] output = new int[4]; </text:p>
      <text:p text:style-name="P3"/>
      <text:p text:style-name="P3"><text:s text:c="4"/>protected Network(int[] w1, int[] w2, int[] w3, int[] w4){ </text:p>
      <text:p text:style-name="P3"><text:s text:c="8"/>nrn[0] = new Neuron(w1); </text:p>
      <text:p text:style-name="P3"><text:s text:c="8"/>nrn[1] = new Neuron(w2); </text:p>
      <text:p text:style-name="P3"><text:s text:c="8"/>nrn[2] = new Neuron(w3); </text:p>
      <text:p text:style-name="P3"><text:s text:c="8"/>nrn[3] = new Neuron(w4); </text:p>
      <text:p text:style-name="P3"><text:s text:c="4"/>} </text:p>
      <text:p text:style-name="P3"/>
      <text:p text:style-name="P3"><text:s text:c="4"/>private int threshold(int neti){ </text:p>
      <text:p text:style-name="P3"><text:s text:c="8"/>return ((neti&gt;0)?1:0); </text:p>
      <text:p text:style-name="P3"><text:s text:c="4"/>} </text:p>
      <text:p text:style-name="P3"/>
      <text:p text:style-name="P3"><text:soft-page-break/><text:s text:c="4"/>protected void activition(int pattern[]){ </text:p>
      <text:p text:style-name="P3"><text:s text:c="8"/>int i,j; </text:p>
      <text:p text:style-name="P3"><text:s text:c="8"/>for(i=0;i&lt;4;i++) { </text:p>
      <text:p text:style-name="P3"><text:s text:c="12"/>for (j=0;j&lt;4;j++) { </text:p>
      <text:p text:style-name="P3"><text:s text:c="16"/>System.out.println("\n nrn[" + i + "].weightv[" + j + "] is" + nrn[i].weightv[j]); </text:p>
      <text:p text:style-name="P3"><text:s text:c="12"/>} </text:p>
      <text:p text:style-name="P3"><text:s text:c="12"/>nrn[i].neti=nrn[i].act(4,pattern); </text:p>
      <text:p text:style-name="P3"><text:s text:c="12"/>System.out.println("\nactivation is "+nrn[i].neti); </text:p>
      <text:p text:style-name="P3"><text:s text:c="12"/>output[i]=threshold(nrn[i].neti); </text:p>
      <text:p text:style-name="P3"><text:s text:c="12"/>System.out.println("\noutput value is "+output[i]+"\n"); </text:p>
      <text:p text:style-name="P3"><text:s text:c="8"/>} </text:p>
      <text:p text:style-name="P3"><text:s text:c="4"/>} </text:p>
      <text:p text:style-name="P3"/>
      <text:p text:style-name="P3">} </text:p>
      <text:p text:style-name="P3"/>
      <text:p text:style-name="P12">HoppMain.java</text:p>
      <text:p text:style-name="P11"/>
      <text:p text:style-name="P8">package com.hoppfield; </text:p>
      <text:p text:style-name="P8"/>
      <text:p text:style-name="P8">public class HoppMain { </text:p>
      <text:p text:style-name="P8"><text:s text:c="4"/>public static void main(String[] args){ </text:p>
      <text:p text:style-name="P8"><text:s text:c="8"/>int patrn1[]= {0,1,0,1},i; </text:p>
      <text:p text:style-name="P8"><text:s text:c="8"/>int wt1[]= {0,-10,10,-10}; </text:p>
      <text:p text:style-name="P8"><text:s text:c="8"/>int wt2[]= {-10,0,-10,10}; </text:p>
      <text:p text:style-name="P8"><text:s text:c="8"/>int wt3[]= {10,-10,0,-10}; </text:p>
      <text:p text:style-name="P8"><text:s text:c="8"/>int wt4[]= {-10,10,-10,0}; </text:p>
      <text:p text:style-name="P8"/>
      <text:p text:style-name="P8"><text:s text:c="8"/>Network network = new Network(wt1,wt2,wt3,wt4); </text:p>
      <text:p text:style-name="P8"><text:s text:c="8"/>network.activition(patrn1); </text:p>
      <text:p text:style-name="P8"><text:s text:c="8"/>for(i=0;i&lt;4;i++) </text:p>
      <text:p text:style-name="P8"><text:s text:c="8"/>{ </text:p>
      <text:p text:style-name="P8"><text:s text:c="12"/>if(network.output[i]== patrn1[i]) </text:p>
      <text:p text:style-name="P8"><text:s text:c="16"/>System.out.println("\n pattern = "+patrn1[i]+" | output = "+network.output[i]+" <text:s text:c="2"/>component matches"); </text:p>
      <text:p text:style-name="P8"><text:s text:c="12"/>else </text:p>
      <text:p text:style-name="P8"><text:s text:c="16"/>System.out.println("\n pattern= "+patrn1[i]+" | output= "+network.output[i]+" discrepancy occured"); </text:p>
      <text:p text:style-name="P8"><text:s text:c="8"/>} </text:p>
      <text:p text:style-name="P8"><text:s text:c="4"/>} </text:p>
      <text:p text:style-name="P8"/>
      <text:p text:style-name="P8">} </text:p>
      <text:p text:style-name="P16"><text:span text:style-name="T6">2</text:span><text:span text:style-name="T5">) </text:span><text:span text:style-name="T6">McCulloch/Pitts Neuron</text:span></text:p>
      <text:p text:style-name="P9"/>
      <text:p text:style-name="P10"><text:span text:style-name="T6">M</text:span><text:span text:style-name="T5">np.java</text:span></text:p>
      <text:p text:style-name="P4">package com.mnp; </text:p>
      <text:p text:style-name="P4"/>
      <text:p text:style-name="P4">public class Mnp { </text:p>
      <text:p text:style-name="P4"><text:s text:c="4"/>private double neti; </text:p>
      <text:p text:style-name="P4"><text:s text:c="4"/>private double[] weights; </text:p>
      <text:p text:style-name="P4"><text:s text:c="4"/>public int output; </text:p>
      <text:p text:style-name="P4"><text:s text:c="4"/>double sum=0; </text:p>
      <text:p text:style-name="P4"/>
      <text:p text:style-name="P4"><text:s text:c="4"/>public Mnp(double[] wts){ </text:p>
      <text:p text:style-name="P4"><text:s text:c="8"/>this.weights = wts; </text:p>
      <text:p text:style-name="P4"><text:s text:c="4"/>} </text:p>
      <text:p text:style-name="P4"><text:s text:c="4"/>private double act(int[] input){ </text:p>
      <text:p text:style-name="P4"><text:s text:c="8"/>for (int i: input){ </text:p>
      <text:p text:style-name="P4"><text:s text:c="12"/>sum+=input[i]*weights[i]; </text:p>
      <text:p text:style-name="P4"><text:s text:c="8"/>} </text:p>
      <text:p text:style-name="P4"><text:s text:c="8"/>return sum; </text:p>
      <text:p text:style-name="P4"><text:s text:c="4"/>} </text:p>
      <text:p text:style-name="P4"/>
      <text:p text:style-name="P4"><text:s text:c="4"/>private int threshold(double neti){ </text:p>
      <text:p text:style-name="P4"><text:s text:c="8"/>return ((neti&gt;=0)?1:0); </text:p>
      <text:p text:style-name="P4"><text:s text:c="4"/>} </text:p>
      <text:p text:style-name="P4"/>
      <text:p text:style-name="P4"><text:s text:c="4"/>public void activation(int[] inputs) { </text:p>
      <text:p text:style-name="P4"><text:s text:c="8"/>neti = act(inputs); </text:p>
      <text:p text:style-name="P4"><text:s text:c="8"/>output=threshold(neti); </text:p>
      <text:p text:style-name="P4"><text:s text:c="4"/>} </text:p>
      <text:p text:style-name="P4">}</text:p>
      <text:p text:style-name="P4"/>
      <text:p text:style-name="P5">MnpMain.java</text:p>
      <text:p text:style-name="P6">package com.mnp; </text:p>
      <text:p text:style-name="P6"/>
      <text:p text:style-name="P6">public class MnpMain { </text:p>
      <text:p text:style-name="P6"><text:s text:c="4"/>public static void main(String[] args) { </text:p>
      <text:p text:style-name="P6"><text:s text:c="8"/>int[] inputs = {0,0,1,1}; </text:p>
      <text:p text:style-name="P6"><text:s text:c="8"/>double[] weights = {0.5,0.5,0.75,0.25}; </text:p>
      <text:p text:style-name="P6"><text:s text:c="8"/>Mnp mnp = new Mnp(weights); </text:p>
      <text:p text:style-name="P6"><text:s text:c="8"/>mnp.activation(inputs); </text:p>
      <text:p text:style-name="P6"/>
      <text:p text:style-name="P6"><text:s text:c="8"/>if (mnp.output==1){ </text:p>
      <text:p text:style-name="P6"><text:s text:c="12"/>System.out.println("The neuron is fired."); </text:p>
      <text:p text:style-name="P6"><text:s text:c="8"/>} </text:p>
      <text:p text:style-name="P6"><text:s text:c="8"/>else { </text:p>
      <text:p text:style-name="P6"><text:soft-page-break/><text:s text:c="12"/>System.out.println("The neuron is not fired."); </text:p>
      <text:p text:style-name="P6"><text:s text:c="8"/>} </text:p>
      <text:p text:style-name="P6"><text:s text:c="4"/>} </text:p>
      <text:p text:style-name="P6">}</text:p>
      <text:p text:style-name="P6"/>
      <text:p text:style-name="P6"/>
      <text:p text:style-name="P22">3.Hebbian Learning</text:p>
      <text:p text:style-name="P6"/>
      <text:p text:style-name="P5">HebbianLearning.java</text:p>
      <text:p text:style-name="P5"/>
      <text:p text:style-name="P6">package com.hebbian; </text:p>
      <text:p text:style-name="P6"/>
      <text:p text:style-name="P6">public class HebbianLearning { </text:p>
      <text:p text:style-name="P6"><text:s text:c="4"/>public static void main(String[] args) { </text:p>
      <text:p text:style-name="P6"><text:s text:c="8"/>int [] input1=new int[]{1,1,-1,-1}; </text:p>
      <text:p text:style-name="P6"><text:s text:c="8"/>int [] input2=new int[]{1,-1,1,-1}; </text:p>
      <text:p text:style-name="P6"><text:s text:c="8"/>int [] target=new int[]{1,-1,-1,-1}; </text:p>
      <text:p text:style-name="P6"><text:s text:c="8"/>int bias=1; </text:p>
      <text:p text:style-name="P6"><text:s text:c="8"/>double weight1=0.0,weight2=0.0,Bweight=0.0; </text:p>
      <text:p text:style-name="P6"><text:s text:c="8"/>for(int i=0;i&lt;input1.length;i++){ </text:p>
      <text:p text:style-name="P6"><text:s text:c="12"/>weight1=weight1+(input1[i]*target[i]); </text:p>
      <text:p text:style-name="P6"><text:s text:c="12"/>weight2=weight2+(input2[i]*target[i]); </text:p>
      <text:p text:style-name="P6"><text:s text:c="12"/>Bweight=Bweight+target[i]; </text:p>
      <text:p text:style-name="P6"><text:s text:c="8"/>} </text:p>
      <text:p text:style-name="P6"><text:s text:c="8"/>int[] output=new int[input1.length]; </text:p>
      <text:p text:style-name="P6"><text:s text:c="8"/>System.out.println("Weight1 "+weight1+"\nWeight2 "+weight2+"\nBias Weight "+Bweight); </text:p>
      <text:p text:style-name="P6"><text:s text:c="8"/>System.out.println("Input1 <text:s/>|"+"Input2 <text:s/>|"+"Bias <text:s/>|"+"Output <text:s/>|"+"Target|"); </text:p>
      <text:p text:style-name="P6"><text:s text:c="8"/>for(int i=0;i&lt;input1.length;i++){ </text:p>
      <text:p text:style-name="P6"/>
      <text:p text:style-name="P6"><text:s text:c="12"/>if(input1[i]*weight1+input2[i]*weight2+bias*Bweight&gt;0){ </text:p>
      <text:p text:style-name="P6"><text:s text:c="16"/>output[i]=1; </text:p>
      <text:p text:style-name="P6"><text:s text:c="12"/>} </text:p>
      <text:p text:style-name="P6"><text:s text:c="12"/>else{ </text:p>
      <text:p text:style-name="P6"><text:s text:c="16"/>output[i]=-1; </text:p>
      <text:p text:style-name="P6"><text:s text:c="12"/>} </text:p>
      <text:p text:style-name="P6"><text:s text:c="12"/>System.out.println(input1[i]+"\t\t|"+input2[i]+"\t\t|"+bias+"\t\t|"+output[i]+"\t\t|"+target[i]); </text:p>
      <text:p text:style-name="P6"><text:s text:c="8"/>} </text:p>
      <text:p text:style-name="P6"><text:s text:c="4"/>} </text:p>
      <text:p text:style-name="P6">}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Adobe Garamond Pro" svg:font-family="'Adobe Garamond Pro'" style:font-family-generic="roman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in" style:type="center"/>
          <style:tab-stop style:position="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Footer"><text:span text:style-name="page_20_number"><text:page-number text:select-page="current">4</text:page-number>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5:28:17.218286858</meta:creation-date>
    <dc:date>2015-04-06T16:16:41.374357865</dc:date>
    <meta:editing-duration>PT11M40S</meta:editing-duration>
    <meta:editing-cycles>12</meta:editing-cycles>
    <meta:generator>LibreOffice/4.2.7.2$Linux_X86_64 LibreOffice_project/420m0$Build-2</meta:generator>
    <meta:document-statistic meta:table-count="0" meta:image-count="0" meta:object-count="0" meta:page-count="6" meta:paragraph-count="147" meta:word-count="388" meta:character-count="4298" meta:non-whitespace-character-count="3022"/>
  </office:meta>
</office:document-meta>
</file>